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5. Funktion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bestimmten Fällen möchten wir Teile unseres Codes nach einem bestimmten Schema bearbeiten</text:p>
                <text:p/>
              </text:list-item>
              <text:list-item>
                <text:p>Beispielsweise soll nach einer Teleportation des Spielers immer ausgegeben werden, wie häufig sich der Spieler bereits teleportiert 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ierfür können wir die vorgefertigte Funktion mc.postToChat verwenden</text:p>
                <text:p/>
              </text:list-item>
              <text:list-item>
                <text:p>Wir können dies aber auch mit einer eigenen Funktion mache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def ausgeben(teleportationen):</text:p>
                <text:list>
                  <text:list-header>
                    <text:p>mc.postToChat(„Der Spieler wurde bereits „ + str(teleportationen) + „ mal teleportiert“)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ie von uns erstellte Funktion wird im Skript mit dem Befehl def erstellt.</text:p>
                <text:p/>
              </text:list-item>
              <text:list-item>
                <text:p>Die Funktion wird nur ausgeführt, wenn sie im Skript aufgerufen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in Aufruf kann folgendermaßen aussehen:</text:p>
                <text:p/>
                <text:p>#irgendein Code</text:p>
                <text:p>ausgeben(anzahlTeleportation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ktionen lassen sich grob in zwei Kategorien unterteilen</text:p>
                <text:p>1. Die die einen Wert zurück geben (Die Funktion hat dann den gleichen Datentyp, wie der Wert, den sie zurück gibt) – beispielsweise Integer für ganze Zahlen</text:p>
                <text:p/>
                <text:p>2. Die die keinen Wert zurück geben. Diese werden in vielen Programmiersprachen mit void initiier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 Python müssen wir keinen Datentyp für die Funktion angeben!</text:p>
                <text:p/>
              </text:list-item>
              <text:list-item>
                <text:p>Python kann innerhalb einer Funktion in verschiedenen Pfaden verschiedene Datentypen zurück geben</text:p>
                <text:p/>
              </text:list-item>
              <text:list-item>
                <text:p>Es empfiehlt sich aber, immer nur den selben Datentyp zurück zu geb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ktionen können auch Daten empfangen.</text:p>
                <text:p/>
              </text:list-item>
              <text:list-item>
                <text:p>Dabei ist es unabhängig, ob sie auch einen Wert zurück geben (siehe die Funktion auf Seite 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n Funktionen können auch Variablen definiert werden</text:p>
                <text:p/>
              </text:list-item>
              <text:list-item>
                <text:p>Bsp:</text:p>
                <text:p/>
                <text:p>def funktion():</text:p>
                <text:list>
                  <text:list-header>
                    <text:p>Zahl = 1</text:p>
                    <text:p>#weiterer Cod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einer Funktion definierte Variablen sind „lokale“ Variablen und sind nur innerhalb der Funktion benutzbar!</text:p>
                <text:p/>
              </text:list-item>
              <text:list-item>
                <text:p>Variablen die außerhalb einer Funktion definiert worden sind, sind „global“ und können auch innerhalb einer Funktion benutzt werd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lobale Variablen können auch in einer Funktion überschrieben werden – sie sind dies aber nur innerhalb der Funktion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a = 1</text:p>
                <text:p>def funk():</text:p>
                <text:list>
                  <text:list-header>
                    <text:p>print( str( a ) )</text:p>
                  </text:list-header>
                </text:list>
                <text:p>funk()</text:p>
                <text:p>-------------------------------------------------</text:p>
                <text:list>
                  <text:list-header>
                    <text:p>1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a = 1</text:p>
                <text:p>def funk():</text:p>
                <text:list>
                  <text:list-header>
                    <text:p>a = 2</text:p>
                    <text:p>print( str( a ) )</text:p>
                  </text:list-header>
                </text:list>
                <text:p>funk()</text:p>
                <text:p>-------------------------------------------------</text:p>
                <text:list>
                  <text:list-header>
                    <text:p>2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a = 1</text:p>
                <text:p>def funk(a):</text:p>
                <text:list>
                  <text:list-header>
                    <text:p>a = 2</text:p>
                    <text:p>print( str( a ) )</text:p>
                  </text:list-header>
                </text:list>
                <text:p>funk(3)</text:p>
                <text:p>-------------------------------------------------</text:p>
                <text:list>
                  <text:list-header>
                    <text:p>2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a = 1</text:p>
                <text:p>def funk(a):</text:p>
                <text:list>
                  <text:list-header>
                    <text:p>print( str( a ) )</text:p>
                  </text:list-header>
                </text:list>
                <text:p>funk(3)</text:p>
                <text:p>-------------------------------------------------</text:p>
                <text:list>
                  <text:list-header>
                    <text:p>3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a = 1</text:p>
                <text:p>def funk(a):</text:p>
                <text:list>
                  <text:list-header>
                    <text:p>a = 2</text:p>
                    <text:p>print( str( a ) )</text:p>
                  </text:list-header>
                </text:list>
                <text:p>funk(3)</text:p>
                <text:p>print( str( a ) )</text:p>
                <text:p>-------------------------------------------------</text:p>
                <text:list>
                  <text:list-header>
                    <text:p>2</text:p>
                    <text:p>1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erte können aus einer Funktion mit dem Wort „return“ zurück gegeben werden</text:p>
                <text:p/>
                <text:p>def Blocktyp(x, y, z):</text:p>
                <text:list>
                  <text:list-header>
                    <text:p>block = mc.player.getBlock(x, y, z)</text:p>
                    <text:p>return block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s können auch mehrere Werte gleichzeitig zurück gegeben werden:</text:p>
                <text:p/>
                <text:p>def posSpieler():</text:p>
                <text:list>
                  <text:list-header>
                    <text:p>pos = mc.player.getPos()</text:p>
                    <text:p>x = pos.x</text:p>
                    <text:p>y = pos.y</text:p>
                    <text:p>z = pos.z</text:p>
                    <text:p>return x, y, z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unktion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ktionen können auch andere Funktionen aufrufen:</text:p>
                <text:p/>
              </text:list-item>
              <text:list-item>
                <text:p text:style-name="P3">def Blocktyp():</text:p>
                <text:list>
                  <text:list-header>
                    <text:p>x, y, z = posSpieler()</text:p>
                    <text:p>block = mc.player.getBlock(x, y, z)</text:p>
                    <text:p>return block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1H41M59S</meta:editing-duration>
    <meta:editing-cycles>18</meta:editing-cycles>
    <meta:generator>LibreOffice/6.0.7.3$Linux_X86_64 LibreOffice_project/00m0$Build-3</meta:generator>
    <dc:title>Impress</dc:title>
    <dc:date>2019-02-04T08:36:43.127323393</dc:date>
    <meta:document-statistic meta:object-count="114"/>
  </office:meta>
</office:document-meta>
</file>